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ar_witness_19" table:style-name="ta1">
        <table:shapes>
          <draw:frame draw:z-index="0" draw:style-name="gr1" draw:text-style-name="P1" svg:width="15.999cm" svg:height="8.999cm" svg:x="14.046cm" svg:y="0.632cm">
            <draw:object draw:notify-on-update-of-ranges="liar_witness_19.A2:liar_witness_19.A2 liar_witness_19.A3:liar_witness_19.A20 liar_witness_19.B2:liar_witness_19.B2 liar_witness_19.B3:liar_witness_19.B20 liar_witness_19.C2:liar_witness_19.C2 liar_witness_19.C3:liar_witness_19.C20 liar_witness_19.D2:liar_witness_19.D2 liar_witness_19.D3:liar_witness_19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es counted up to number (only odds):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ness</text:p>
          </table:table-cell>
          <table:table-cell office:value-type="string" calcext:value-type="string">
            <text:p>truths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Lie propor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3]/([.C3]+[.B3])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4]/([.C4]+[.B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5]/([.C5]+[.B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6]/([.C6]+[.B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7]/([.C7]+[.B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8]/([.C8]+[.B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/([.C9]+[.B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0]/([.C10]+[.B10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]/([.C11]+[.B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]/([.C12]+[.B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]/([.C13]+[.B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]/([.C14]+[.B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]/([.C15]+[.B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6]/([.C16]+[.B16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7]/([.C17]+[.B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8]/([.C18]+[.B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]/([.C19]+[.B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]/([.C20]+[.B2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6:05:23.714000000</dc:date>
    <meta:editing-duration>PT8M39S</meta:editing-duration>
    <meta:editing-cycles>1</meta:editing-cycles>
    <meta:document-statistic meta:table-count="1" meta:cell-count="77" meta:object-count="1"/>
    <meta:generator>LibreOffice/7.2.1.2$Windows_X86_64 LibreOffice_project/87b77fad49947c1441b67c559c339af8f3517e2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b4c7d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cm" svg:stroke-color="#81d41a" draw:fill-color="#81d4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2cm" svg:y="3.703cm" style:legend-expansion="high" chart:style-name="ch2"/>
        <chart:plot-area chart:style-name="ch3" table:cell-range-address="liar_witness_19.A2:liar_witness_19.D20" chart:data-source-has-labels="both" svg:x="0.32cm" svg:y="0.18cm" svg:width="11.952cm" svg:height="8.64cm">
          <chart:coordinate-region svg:x="0.941cm" svg:y="0.379cm" svg:width="10.418cm" svg:height="7.794cm"/>
          <chart:axis chart:dimension="x" chart:name="primary-x" chart:style-name="ch4" chartooo:axis-type="auto">
            <chartooo:date-scale/>
            <chart:categories table:cell-range-address="liar_witness_19.A3:liar_witness_19.A2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iar_witness_19.B3:liar_witness_19.B20" chart:label-cell-address="liar_witness_19.B2:liar_witness_19.B2" chart:class="chart:bar">
            <chart:data-point chart:repeated="18"/>
          </chart:series>
          <chart:series chart:attached-axis="primary-y" chart:style-name="ch9" chart:values-cell-range-address="liar_witness_19.C3:liar_witness_19.C20" chart:label-cell-address="liar_witness_19.C2:liar_witness_19.C2" chart:class="chart:bar">
            <chart:data-point chart:repeated="18"/>
          </chart:series>
          <chart:series chart:attached-axis="secondary-y" chart:style-name="ch10" chart:values-cell-range-address="liar_witness_19.D3:liar_witness_19.D20" chart:label-cell-address="liar_witness_19.D2:liar_witness_19.D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ths</text:p>
                <draw:g>
                  <svg:desc>liar_witness_19.B2:liar_witness_19.B2</svg:desc>
                </draw:g>
              </table:table-cell>
              <table:table-cell office:value-type="string">
                <text:p>lies</text:p>
                <draw:g>
                  <svg:desc>liar_witness_19.C2:liar_witness_19.C2</svg:desc>
                </draw:g>
              </table:table-cell>
              <table:table-cell office:value-type="string">
                <text:p>Lie proportion</text:p>
                <draw:g>
                  <svg:desc>liar_witness_19.D2:liar_witness_19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iar_witness_19.A3:liar_witness_19.A20</svg:desc>
                </draw:g>
              </table:table-cell>
              <table:table-cell office:value-type="float" office:value="7">
                <text:p>7</text:p>
                <draw:g>
                  <svg:desc>liar_witness_19.B3:liar_witness_19.B20</svg:desc>
                </draw:g>
              </table:table-cell>
              <table:table-cell office:value-type="float" office:value="2">
                <text:p>2</text:p>
                <draw:g>
                  <svg:desc>liar_witness_19.C3:liar_witness_19.C20</svg:desc>
                </draw:g>
              </table:table-cell>
              <table:table-cell office:value-type="float" office:value="0.222222222222222">
                <text:p>0.222222222222222</text:p>
                <draw:g>
                  <svg:desc>liar_witness_19.D3:liar_witness_19.D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